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fo:min-height="0.344cm" fo:min-width="9.222cm"/>
    </style:style>
    <style:style style:name="gr2" style:family="graphic" style:parent-style-name="objectwithoutfill">
      <style:graphic-properties draw:stroke="dash" draw:stroke-dash="Fine_20_Dotted" draw:marker-start="" draw:marker-end="" draw:marker-end-width="0.3cm" draw:fill="none" draw:textarea-vertical-align="middle"/>
    </style:style>
    <style:style style:name="gr3" style:family="graphic" style:parent-style-name="standard">
      <style:graphic-properties fo:min-height="0.383cm" fo:min-width="3.5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.707cm"/>
    </style:style>
    <style:style style:name="gr5" style:family="graphic" style:parent-style-name="standard">
      <style:graphic-properties fo:min-height="1.211cm" fo:min-width="2.229cm"/>
    </style:style>
    <style:style style:name="gr6" style:family="graphic" style:parent-style-name="standard">
      <style:graphic-properties fo:min-height="0.635cm" fo:min-width="3.558cm"/>
    </style:style>
    <style:style style:name="gr7" style:family="graphic" style:parent-style-name="objectwithoutfill">
      <style:graphic-properties draw:stroke="solid" draw:stroke-dash="Fine_20_Dashed_20__28_var_29_" draw:marker-start="Arrow" draw:marker-end="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Fine_20_Dashed_20__28_var_29_" draw:marker-start=""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Ultrafine_20_Dashed" draw:marker-start="" draw:marker-end="" draw:marker-end-width="0.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9.722cm" svg:height="0.878cm" svg:x="1.073cm" svg:y="2.603cm">
          <text:p text:style-name="P1"><text:span text:style-name="T1"><text:s text:c="11"/></text:span><text:span text:style-name="T1">Open vSwitch <text:s text:c="13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118cm" svg:y1="4.955cm" svg:x2="4.762cm" svg:y2="4.951cm" draw:start-shape="id1" draw:start-glue-point="5" draw:end-shape="id2" draw:end-glue-point="7" svg:d="m7118 4955-2356-4" svg:viewBox="0 0 2357 5">
          <text:p/>
        </draw:connector>
        <draw:custom-shape draw:style-name="gr3" draw:text-style-name="P1" draw:layer="layout" svg:width="4.079cm" svg:height="0.878cm" svg:x="3.833cm" svg:y="0.637cm">
          <text:p text:style-name="P1"><text:span text:style-name="T1">Tun 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1.651cm" svg:height="1.068cm" svg:x="3.746cm" svg:y="1.46cm">
          <draw:text-box>
            <text:p text:style-name="P3"><text:span text:style-name="T1">(1)</text:span></text:p>
          </draw:text-box>
        </draw:frame>
        <draw:custom-shape draw:style-name="gr5" draw:text-style-name="P1" xml:id="id4" draw:id="id4" draw:layer="layout" svg:width="2.729cm" svg:height="1.505cm" svg:x="12.446cm" svg:y="2.286cm">
          <text:p text:style-name="P1"><text:span text:style-name="T1">Policy </text:span></text:p>
          <text:p text:style-name="P1"><text:span text:style-name="T1">manager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2" draw:id="id2" draw:layer="layout" svg:width="4.058cm" svg:height="0.885cm" svg:x="0.704cm" svg:y="4.508cm">
          <text:p text:style-name="P1"><text:span text:style-name="T1">Plugin 1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1" xml:id="id1" draw:id="id1" draw:layer="layout" svg:width="4.058cm" svg:height="0.885cm" svg:x="7.118cm" svg:y="4.512cm">
          <text:p text:style-name="P1"><text:span text:style-name="T1">Plugin N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7" draw:text-style-name="P2" draw:layer="layout" draw:type="line" svg:x1="1.896cm" svg:y1="4.456cm" svg:x2="1.905cm" svg:y2="3.452cm" svg:d="m1896 4456 9-1004" svg:viewBox="0 0 10 1005">
          <text:p/>
        </draw:connector>
        <draw:connector draw:style-name="gr8" draw:text-style-name="P2" draw:layer="layout" draw:type="line" svg:x1="4.197cm" svg:y1="4.472cm" svg:x2="4.191cm" svg:y2="3.538cm" svg:d="m4197 4472-6-934" svg:viewBox="0 0 7 935">
          <text:p/>
        </draw:connector>
        <draw:frame draw:style-name="gr4" draw:text-style-name="P3" draw:layer="layout" svg:width="1.651cm" svg:height="1.068cm" svg:x="0.762cm" svg:y="3.492cm">
          <draw:text-box>
            <text:p text:style-name="P3"><text:span text:style-name="T1">(2)</text:span></text:p>
          </draw:text-box>
        </draw:frame>
        <draw:frame draw:style-name="gr4" draw:text-style-name="P3" draw:layer="layout" svg:width="1.651cm" svg:height="1.068cm" svg:x="3.048cm" svg:y="3.556cm">
          <draw:text-box>
            <text:p text:style-name="P3"><text:span text:style-name="T1">(3)</text:span></text:p>
          </draw:text-box>
        </draw:frame>
        <draw:frame draw:style-name="gr4" draw:text-style-name="P3" draw:layer="layout" svg:width="1.651cm" svg:height="1.068cm" svg:x="6.921cm" svg:y="3.429cm">
          <draw:text-box>
            <text:p text:style-name="P3"><text:span text:style-name="T1">(4)</text:span></text:p>
          </draw:text-box>
        </draw:frame>
        <draw:frame draw:style-name="gr4" draw:text-style-name="P3" draw:layer="layout" svg:width="1.651cm" svg:height="1.068cm" svg:x="9.017cm" svg:y="3.429cm">
          <draw:text-box>
            <text:p text:style-name="P3"><text:span text:style-name="T1">(5)</text:span></text:p>
          </draw:text-box>
        </draw:frame>
        <draw:frame draw:style-name="gr4" draw:text-style-name="P3" draw:layer="layout" svg:width="1.651cm" svg:height="1.068cm" svg:x="5.905cm" svg:y="1.587cm">
          <draw:text-box draw:corner-radius="0.983cm">
            <text:p text:style-name="P3"><text:span text:style-name="T1">(6)</text:span></text:p>
          </draw:text-box>
        </draw:frame>
        <draw:connector draw:style-name="gr9" draw:text-style-name="P2" draw:layer="layout" draw:type="line" svg:x1="10.795cm" svg:y1="3.042cm" svg:x2="12.447cm" svg:y2="3.039cm" draw:start-shape="id3" draw:start-glue-point="7" draw:end-shape="id4" draw:end-glue-point="7" svg:d="m10795 3042 1652-3" svg:viewBox="0 0 1653 4">
          <text:p/>
        </draw:connector>
        <draw:connector draw:style-name="gr7" draw:text-style-name="P2" draw:layer="layout" draw:type="line" svg:x1="4.778cm" svg:y1="2.54cm" svg:x2="4.762cm" svg:y2="1.519cm" svg:d="m4778 2540-16-1021" svg:viewBox="0 0 17 1022">
          <text:p/>
        </draw:connector>
        <draw:connector draw:style-name="gr8" draw:text-style-name="P2" draw:layer="layout" draw:type="line" svg:x1="7cm" svg:y1="2.544cm" svg:x2="6.991cm" svg:y2="1.524cm" svg:d="m7000 2544-9-1020" svg:viewBox="0 0 10 1021">
          <text:p/>
        </draw:connector>
        <draw:connector draw:style-name="gr8" draw:text-style-name="P2" draw:layer="layout" draw:type="line" svg:x1="10.16cm" svg:y1="4.445cm" svg:x2="10.154cm" svg:y2="3.511cm" svg:d="m10160 4445-6-934" svg:viewBox="0 0 7 935">
          <text:p/>
        </draw:connector>
        <draw:connector draw:style-name="gr7" draw:text-style-name="P2" draw:layer="layout" draw:type="line" svg:x1="7.992cm" svg:y1="4.472cm" svg:x2="8.001cm" svg:y2="3.468cm" svg:d="m7992 4472 9-1004" svg:viewBox="0 0 10 10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305cm" draw:marker-start-center="false" draw:marker-end-width="0.305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635cm" fo:margin-bottom="0.635cm" fo:margin-left="0.635cm" fo:margin-right="0.635cm" fo:page-width="15.875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win Rao</meta:initial-creator>
    <meta:creation-date>2013-05-22T10:37:38</meta:creation-date>
    <dc:date>2013-06-15T00:30:33</dc:date>
    <meta:editing-duration>PT2H1M52S</meta:editing-duration>
    <meta:editing-cycles>35</meta:editing-cycles>
    <meta:generator>LibreOffice/3.5$Linux_X86_64 LibreOffice_project/350m1$Build-2</meta:generator>
    <dc:creator>Ashwin Rao</dc:creator>
    <meta:document-statistic meta:object-count="19"/>
  </office:meta>
</office:document-meta>
</file>